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1.9856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pesquisador</text:p>
          </table:table-cell>
          <table:table-cell office:value-type="string" table:style-name="ce3">
            <text:p>data/ano</text:p>
          </table:table-cell>
          <table:table-cell office:value-type="string" table:style-name="ce2">
            <text:p>pais</text:p>
          </table:table-cell>
          <table:table-cell office:value-type="string" table:style-name="ce2">
            <text:p>genero</text:p>
          </table:table-cell>
          <table:table-cell office:value-type="string" table:style-name="ce2">
            <text:p>idade</text:p>
          </table:table-cell>
          <table:table-cell office:value-type="string" table:style-name="ce2">
            <text:p>estilo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4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02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6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0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5/0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3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8/04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2/11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1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4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5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1/07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1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04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12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02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0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4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9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2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4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5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date" office:date-value="2017-04-05T00:00:00" table:style-name="ce4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9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Não Identific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12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3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5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7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1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8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1/2012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5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9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5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31/05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7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8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1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9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1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2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6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03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7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3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11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6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4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6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6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8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3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2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7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9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6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8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9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4" table:style-name="ro1">
          <table:table-cell office:value-type="string" table:style-name="ce1">
            <text:p>Indefinido 1</text:p>
          </table:table-cell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2/11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01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1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8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9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4" table:style-name="ro1">
          <table:table-cell office:value-type="string" table:style-name="ce1">
            <text:p>Indefinido 1</text:p>
          </table:table-cell>
          <table:table-cell office:value-type="string" table:style-name="ce1">
            <text:p>0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4/07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8/2018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3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4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10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Não Identificado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6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7/03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number-rows-repeated="10471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João Pedro Albino</meta:initial-creator>
    <dc:creator>João Pedro Albino</dc:creator>
    <meta:creation-date>2022-05-15T19:55:53Z</meta:creation-date>
    <dc:date>2022-06-10T15:14:03Z</dc:date>
  </office:meta>
</office:document-meta>
</file>